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lower_rank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higher_ranked</text:p>
          </table:table-cell>
        </table:table-row>
      </table:table>
      <table:table table:name="opponent_is_higher_ranke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opponent_is_lower_ranked" table:style-name="ta1" table:print="false">
        <table:table-column table:style-name="co1" table:default-cell-style-name="Default"/>
        <table:table-row table:style-name="ro1">
          <table:table-cell office:value-type="string">
            <text:p>Thanks for keeping my throne warm, old timer</text:p>
          </table:table-cell>
        </table:table-row>
        <table:table-row table:style-name="ro1">
          <table:table-cell office:value-type="string">
            <text:p>That crown belongs to the next gener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/03/2019</text:date>, <text:time>20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20T20:47:33</dc:date>
    <dc:creator>S S</dc:creator>
    <meta:editing-duration>PT20H18M22S</meta:editing-duration>
    <meta:editing-cycles>6</meta:editing-cycles>
    <meta:document-statistic meta:table-count="3" meta:cell-count="8" meta:object-count="0"/>
  </office:meta>
</office:document-meta>
</file>